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76mm"/>
    </style:style>
    <style:style style:name="co2" style:family="table-column">
      <style:table-column-properties fo:break-before="auto" style:column-width="27.5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set2_wildcard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verage Epoch</text:p>
          </table:table-cell>
          <table:table-cell office:value-type="string" calcext:value-type="string">
            <text:p>Crossover Rate</text:p>
          </table:table-cell>
        </table:table-row>
        <table:table-row table:style-name="ro1">
          <table:table-cell office:value-type="float" office:value="399.2" calcext:value-type="float">
            <text:p>399.2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0.555555555556" calcext:value-type="float">
            <text:p>330.555555555556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343.888888888889" calcext:value-type="float">
            <text:p>343.888888888889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341.1" calcext:value-type="float">
            <text:p>341.1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359.5" calcext:value-type="float">
            <text:p>359.5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318.5" calcext:value-type="float">
            <text:p>318.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364.888888888889" calcext:value-type="float">
            <text:p>364.888888888889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494.111111111111" calcext:value-type="float">
            <text:p>494.11111111111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65.6" calcext:value-type="float">
            <text:p>265.6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696.9" calcext:value-type="float">
            <text:p>696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74.166666666667" calcext:value-type="float">
            <text:p>374.1666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523.6" calcext:value-type="float">
            <text:p>523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8.6" calcext:value-type="float">
            <text:p>238.6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361.6" calcext:value-type="float">
            <text:p>361.6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319.4" calcext:value-type="float">
            <text:p>319.4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402.2" calcext:value-type="float">
            <text:p>402.2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629.6" calcext:value-type="float">
            <text:p>629.6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223.8" calcext:value-type="float">
            <text:p>223.8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51.4" calcext:value-type="float">
            <text:p>151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475.4" calcext:value-type="float">
            <text:p>475.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.8" calcext:value-type="float">
            <text:p>200.8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469.6" calcext:value-type="float">
            <text:p>469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3.2" calcext:value-type="float">
            <text:p>213.2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492.8" calcext:value-type="float">
            <text:p>492.8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374.4" calcext:value-type="float">
            <text:p>374.4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60.8" calcext:value-type="float">
            <text:p>260.8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251.75" calcext:value-type="float">
            <text:p>251.75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196.6" calcext:value-type="float">
            <text:p>196.6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638.4" calcext:value-type="float">
            <text:p>638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572.8" calcext:value-type="float">
            <text:p>572.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4" meta:object-count="0"/>
    <meta:generator>LibreOffice/6.0.6.2$Linux_X86_64 LibreOffice_project/00m0$Build-2</meta:generator>
  </office:meta>
</office:document-meta>
</file>